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5a80"/>
    </style:style>
    <style:style style:name="gr4" style:family="graphic" style:parent-style-name="standard">
      <style:graphic-properties draw:stroke="none" svg:stroke-width="0.001cm" draw:fill-color="#2ac0ff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3.899cm" svg:y="-5cm"/>
          <draw:glue-point draw:id="5" svg:x="5cm" svg:y="-5cm"/>
          <draw:glue-point draw:id="6" svg:x="0.55cm" svg:y="-5cm"/>
          <draw:glue-point draw:id="7" svg:x="-5cm" svg:y="5cm"/>
          <draw:glue-point draw:id="8" svg:x="3.869cm" svg:y="5cm"/>
          <draw:glue-point draw:id="9" svg:x="-0.566cm" svg:y="5cm"/>
          <draw:glue-point draw:id="10" svg:x="-5cm" svg:y="-3.194cm"/>
          <draw:glue-point draw:id="11" svg:x="-5cm" svg:y="0.903cm"/>
          <draw:glue-point draw:id="12" svg:x="5cm" svg:y="3.055cm"/>
          <draw:glue-point draw:id="13" svg:x="5cm" svg:y="-0.974cm"/>
          <draw:glue-point draw:id="14" svg:x="-0.005cm" svg:y="-0.021cm"/>
          <draw:polygon draw:style-name="gr1" draw:layer="layout" svg:width="3.081cm" svg:height="1.639cm" svg:x="0cm" svg:y="0.361cm" svg:viewBox="0 0 3082 1640" draw:points="0,0 0,1640 3082,1640 3082,0">
            <text:p/>
          </draw:polygon>
          <draw:polygon draw:style-name="gr2" draw:layer="layout" svg:width="3.081cm" svg:height="1.639cm" svg:x="0cm" svg:y="0.361cm" svg:viewBox="0 0 3082 1640" draw:points="0,0 0,1640 3082,1640 3082,0">
            <text:p/>
          </draw:polygon>
          <draw:polygon draw:style-name="gr3" draw:layer="layout" svg:width="0.393cm" svg:height="1.972cm" svg:x="3.081cm" svg:y="0cm" svg:viewBox="0 0 394 1973" draw:points="0,361 394,0 394,1612 0,1973">
            <text:p/>
          </draw:polygon>
          <draw:path draw:style-name="gr2" draw:layer="layout" svg:width="0.393cm" svg:height="1.964cm" svg:x="3.081cm" svg:y="0.008cm" svg:viewBox="0 0 394 1965" svg:d="m0 353 384-353zm10 0v1604l-394 361v-1612zm0 0z">
            <text:p/>
          </draw:path>
          <draw:polygon draw:style-name="gr4" draw:layer="layout" svg:width="3.474cm" svg:height="0.361cm" svg:x="0cm" svg:y="0cm" svg:viewBox="0 0 3475 362" draw:points="0,362 392,0 3475,0 3081,362">
            <text:p/>
          </draw:polygon>
          <draw:path draw:style-name="gr2" draw:layer="layout" svg:width="3.464cm" svg:height="0.353cm" svg:x="0cm" svg:y="0.008cm" svg:viewBox="0 0 3465 354" svg:d="m0 354 382-354zm3083 0-384 354h-3081zm0 0z">
            <text:p/>
          </draw:path>
          <draw:polygon draw:style-name="gr5" draw:layer="layout" svg:width="0.477cm" svg:height="1.306cm" svg:x="0.476cm" svg:y="0.528cm" svg:viewBox="0 0 478 1307" draw:points="113,1084 113,221 0,221 223,0 478,221 365,221 365,1084 478,1084 223,1307 0,1084">
            <text:p/>
          </draw:polygon>
          <draw:polygon draw:style-name="gr5" draw:layer="layout" svg:width="0.476cm" svg:height="1.306cm" svg:x="1.317cm" svg:y="0.528cm" svg:viewBox="0 0 477 1307" draw:points="112,1084 112,221 0,221 224,0 477,221 364,221 364,1084 477,1084 224,1307 0,1084">
            <text:p/>
          </draw:polygon>
          <draw:polygon draw:style-name="gr5" draw:layer="layout" svg:width="0.477cm" svg:height="1.306cm" svg:x="2.156cm" svg:y="0.528cm" svg:viewBox="0 0 478 1307" draw:points="112,1084 112,221 0,221 225,0 478,221 365,221 365,1084 478,1084 225,1307 0,1084">
            <text:p/>
          </draw:polygon>
          <draw:polygon draw:style-name="gr6" draw:layer="layout" svg:width="0.476cm" svg:height="1.305cm" svg:x="0.504cm" svg:y="0.555cm" svg:viewBox="0 0 477 1306" draw:points="112,1084 112,222 0,222 224,0 450,222 337,222 337,1084 477,1084 224,1306 0,1084">
            <text:p/>
          </draw:polygon>
          <draw:polygon draw:style-name="gr6" draw:layer="layout" svg:width="0.476cm" svg:height="1.305cm" svg:x="1.345cm" svg:y="0.555cm" svg:viewBox="0 0 477 1306" draw:points="111,1084 111,222 0,222 224,0 448,222 336,222 336,1084 477,1084 224,1306 0,1084">
            <text:p/>
          </draw:polygon>
          <draw:polygon draw:style-name="gr6" draw:layer="layout" svg:width="0.475cm" svg:height="1.305cm" svg:x="2.185cm" svg:y="0.555cm" svg:viewBox="0 0 476 1306" draw:points="110,1084 110,222 0,222 224,0 449,222 336,222 336,1084 476,1084 224,1306 0,108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P Old-style</dc:title>
    <meta:creation-date>2011-02-07T16:42:00</meta:creation-date>
    <meta:editing-duration>P0D</meta:editing-duration>
    <meta:editing-cycles>1</meta:editing-cycles>
    <meta:document-statistic meta:object-count="13"/>
    <meta:generator>OpenOffice.org/3.3$Linux OpenOffice.org_project/330m20$Build-9567</meta:generator>
  </office:meta>
</office:document-meta>
</file>